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528in" table:align="left"/>
    </style:style>
    <style:style style:name="Table1.A" style:family="table-column">
      <style:table-column-properties style:column-width="1.1681in"/>
    </style:style>
    <style:style style:name="Table1.B" style:family="table-column">
      <style:table-column-properties style:column-width="0.7625in"/>
    </style:style>
    <style:style style:name="Table1.C" style:family="table-column">
      <style:table-column-properties style:column-width="1.6222in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Table1.A2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199375"/>
    </style:style>
    <style:style style:name="P4" style:family="paragraph" style:parent-style-name="Standard">
      <style:paragraph-properties fo:margin-top="0in" fo:margin-bottom="0.1965in" style:contextual-spacing="false"/>
      <style:text-properties style:font-name="Arial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Arial" officeooo:paragraph-rsid="00199375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weight="bold" officeooo:paragraph-rsid="001b7136" style:font-weight-asian="bold" style:font-weight-complex="bold"/>
    </style:style>
    <style:style style:name="P8" style:family="paragraph" style:parent-style-name="Standard">
      <style:text-properties style:font-name="Arial" officeooo:rsid="00199375" officeooo:paragraph-rsid="00199375"/>
    </style:style>
    <style:style style:name="P9" style:family="paragraph" style:parent-style-name="Standard">
      <style:text-properties style:font-name="Arial" officeooo:paragraph-rsid="001b7136"/>
    </style:style>
    <style:style style:name="P10" style:family="paragraph" style:parent-style-name="Standard">
      <style:text-properties style:font-name="Arial" fo:font-weight="normal" officeooo:paragraph-rsid="001b7136" style:font-weight-asian="normal" style:font-weight-complex="normal"/>
    </style:style>
    <style:style style:name="P11" style:family="paragraph" style:parent-style-name="Standard">
      <style:text-properties officeooo:paragraph-rsid="001b7136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 fo:padding="0in" fo:border="none"/>
    </style:style>
    <style:style style:name="P14" style:family="paragraph" style:parent-style-name="Text_20_body">
      <style:paragraph-properties fo:padding="0in" fo:border="non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13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9375"/>
    </style:style>
    <style:style style:name="T6" style:family="text">
      <style:text-properties officeooo:rsid="001b7136"/>
    </style:style>
    <style:style style:name="T7" style:family="text">
      <style:text-properties fo:font-style="italic" officeooo:rsid="001b7136" style:font-style-asian="italic" style:font-style-complex="italic"/>
    </style:style>
    <style:style style:name="T8" style:family="text">
      <style:text-properties style:font-name="Arial" fo:font-weight="normal" officeooo:rsid="001b7136" style:font-weight-asian="normal" style:font-weight-complex="normal"/>
    </style:style>
    <style:style style:name="T9" style:family="text">
      <style:text-properties style:font-name="Arial" fo:font-style="normal" fo:font-weight="normal" officeooo:rsid="001b7136" style:font-style-asian="normal" style:font-weight-asian="normal" style:font-style-complex="normal" style:font-weight-complex="normal"/>
    </style:style>
    <style:style style:name="T10" style:family="text">
      <style:text-properties style:font-name="Arial" fo:font-style="normal" fo:font-weight="bold" officeooo:rsid="001b7136" style:font-style-asian="normal" style:font-weight-asian="bold" style:font-style-complex="normal" style:font-weight-complex="bold"/>
    </style:style>
    <style:style style:name="T11" style:family="text">
      <style:text-properties style:font-name="Arial" fo:font-weight="bold" officeooo:rsid="001b713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he Questions and Answers section of my Masonic Bible [pg. 31] says:</text:p>
      <text:p text:style-name="P1">"Q. Ladder: Theological.  What is it?</text:p>
      <text:p text:style-name="P1">A. The ladder seen by Jacob in his vision, consisting of <text:span text:style-name="T2">seven</text:span> <text:span text:style-name="T4">rounds</text:span>, alludes to four cardinal virtues and three theological virtues:</text:p>
      <text:p text:style-name="P2"/>
      <text:p text:style-name="P2">- Wisdom</text:p>
      <text:p text:style-name="P2">- Courage</text:p>
      <text:p text:style-name="P2">- Temperance</text:p>
      <text:p text:style-name="P2">- Justice</text:p>
      <text:p text:style-name="P2"/>
      <text:p text:style-name="P2">- Faith</text:p>
      <text:p text:style-name="P2">- Hope</text:p>
      <text:p text:style-name="P4"><text:span text:style-name="T2">- Charity</text:span><text:line-break/>"</text:p>
      <text:p text:style-name="P5">So here is a statement giving an exact number and the words connected to each 'round' of it.</text:p>
      <text:p text:style-name="P5"><text:span text:style-name="T6">rluu_20130827: </text:span>Why does the Masonic Bible split them into groups of 4 and 3?  </text:p>
      <text:p text:style-name="P3"><text:span text:style-name="T6">rluu_20130827: </text:span>In corollary to the virtues, there appears to be the opposite of these virtues used in these writings also.  So I am paying attention to those too.</text:p>
      <text:p text:style-name="P3"/>
      <text:p text:style-name="P3"><text:span text:style-name="T6">rluu_20130827: </text:span>Plato<text:span text:style-name="T5">'s work, "Laws", </text:span>talks about these virtues<text:span text:style-name="T5">.</text:span></text:p>
      <text:p text:style-name="P8"/>
      <text:p text:style-name="P9"><text:span text:style-name="T6">-----------------</text:span></text:p>
      <text:p text:style-name="P9"><text:span text:style-name="T6"/></text:p>
      <text:p text:style-name="P9"><text:span text:style-name="T6">Biblical Index to Freemasonry section of my Masonic Bible [pg. 68] says about Jacob's Ladder:</text:span></text:p>
      <text:p text:style-name="P7"><text:span text:style-name="T6">Jacob's Ladder</text:span></text:p>
      <text:p text:style-name="P10"><text:span text:style-name="T6">The story of Jacob's dream or vision in which he saw a stairway leading from earth to heaven and angels descending and ascending on it holds an important place in Masonic ritual. <text:s/>It is employed as a symbol of the progressive course from earth to heaven and of the transition from death to life. <text:s/></text:span></text:p>
      <text:p text:style-name="P10"><text:span text:style-name="T6"/></text:p>
      <text:p text:style-name="P10"><text:span text:style-name="T6">Gen. 28:10-22</text:span></text:p>
      <text:p text:style-name="P10"><text:span text:style-name="T6">1 Cor. 13:13</text:span></text:p>
      <text:p text:style-name="P10"><text:span text:style-name="T6"/></text:p>
      <text:p text:style-name="P10"><text:span text:style-name="T6">-------------</text:span></text:p>
      <text:p text:style-name="P10"><text:span text:style-name="T6"/></text:p>
      <text:p text:style-name="P10"><text:span text:style-name="T6">rluu_20130827: Reference to Genesis is where Jacob's Ladder is described. <text:s/>The reference to 1 Cor. 13:13 is the location of the reference to 3 virtues:</text:span></text:p>
      <text:p text:style-name="P10"><text:span text:style-name="T6"/></text:p>
      <text:p text:style-name="P10"><text:span text:style-name="T6">1 Cor. 13:13 says:</text:span></text:p>
      <text:p text:style-name="P10"><text:span text:style-name="T6">"And now abideth </text:span><text:span text:style-name="T3">faith</text:span><text:span text:style-name="T6">, </text:span><text:span text:style-name="T3">hope</text:span><text:span text:style-name="T6">, </text:span><text:span text:style-name="T3">charity</text:span><text:span text:style-name="T6">, these three; but the greatest of these </text:span><text:span text:style-name="T7">is </text:span><text:span text:style-name="T3">charity</text:span><text:span text:style-name="T6">."</text:span></text:p>
      <text:p text:style-name="P10"><text:span text:style-name="T6"/></text:p>
      <text:p text:style-name="P10"><text:span text:style-name="T6">------------------</text:span></text:p>
      <text:p text:style-name="P10"><text:span text:style-name="T6"/></text:p>
      <text:p text:style-name="P11"><text:soft-page-break/><text:span text:style-name="T8">rluu_20130827: Looking at the concordance of the Bible for the word "</text:span><text:span text:style-name="T11">charity</text:span><text:span text:style-name="T8">" in 1 Corinthians 13, it appears that the definition of the Greek word ἀγάπη or transliterated as </text:span><text:span text:style-name="Emphasis"><text:span text:style-name="T6">agapē</text:span></text:span><text:span text:style-name="Emphasis"><text:span text:style-name="T8"> <text:s/></text:span></text:span><text:span text:style-name="Emphasis"><text:span text:style-name="T9">, is actually: "</text:span></text:span><text:span text:style-name="Emphasis"><text:span text:style-name="T10">affection, good will, love, benevolence, brotherly love</text:span></text:span><text:span text:style-name="Emphasis"><text:span text:style-name="T9">".</text:span></text:span></text:p>
      <text:p text:style-name="P11"><text:span text:style-name="Emphasis"><text:span text:style-name="T9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6">Part of Speech</text:p>
            <text:p text:style-name="P16">feminine noun</text:p>
          </table:table-cell>
          <table:covered-table-cell/>
          <table:table-cell table:style-name="Table1.C1" table:number-rows-spanned="2" office:value-type="string">
            <text:p text:style-name="P16">Root Word (Etymology)</text:p>
            <text:p text:style-name="P17">From <text:a xlink:type="simple" xlink:href="http://www.blueletterbible.org/lang/lexicon/Lexicon.cfm?Strongs=G25&amp;t=KJV">ἀγαπάω (G25)</text:a> </text:p>
          </table:table-cell>
        </table:table-row>
        <table:table-row>
          <table:table-cell table:style-name="Table1.A2" office:value-type="string">
            <text:p text:style-name="P16">TDNT Reference</text:p>
            <text:p text:style-name="P18"><text:a xlink:type="simple" xlink:href="http://www.blueletterbible.org/lang/lexicon/lexicon.cfm?Strongs=G26&amp;t=KJV#">1:21,5</text:a> </text:p>
          </table:table-cell>
          <table:table-cell table:style-name="Table1.A1" office:value-type="string">
            <text:p text:style-name="P16">Vines</text:p>
            <text:p text:style-name="P18"><text:a xlink:type="simple" xlink:href="http://www.blueletterbible.org/lang/lexicon/lexicon.cfm?Strongs=G26&amp;t=KJV#">View Entry</text:a></text:p>
          </table:table-cell>
          <table:covered-table-cell/>
        </table:table-row>
      </table:table>
      <text:p text:style-name="Text_20_body"><text:span text:style-name="Emphasis"><text:span text:style-name="T9">Outline of Biblical Usage </text:span></text:span></text:p>
      <text:p text:style-name="P14"><text:span text:style-name="T1">1)</text:span> affection, good will, love, benevolence, brotherly love</text:p>
      <text:p text:style-name="P14"><text:span text:style-name="T1">2)</text:span> love feasts</text:p>
      <text:p text:style-name="P13"/>
      <text:p text:style-name="P12">Authorized Version (KJV) Translation Count — Total: 116 </text:p>
      <text:p text:style-name="P13"><text:a xlink:type="simple" xlink:href="http://www.blueletterbible.org/lang/lexicon/lexicon.cfm?Strongs=G26&amp;t=KJV#">AV</text:a> — <text:a xlink:type="simple" xlink:href="http://www.blueletterbible.org/search/preSearch.cfm?Criteria=love*+G26">love</text:a> 86,<text:a xlink:type="simple" xlink:href="http://www.blueletterbible.org/search/preSearch.cfm?Criteria=%20charity*+G26"> charity</text:a> 27,<text:a xlink:type="simple" xlink:href="http://www.blueletterbible.org/search/preSearch.cfm?Criteria=%20dear*+G26"> dear</text:a> 1, charitably+2596 1,<text:a xlink:type="simple" xlink:href="http://www.blueletterbible.org/search/preSearch.cfm?Criteria=%20feast%20of%20charity*+G26"> feast of charity</text:a> 1 </text:p>
      <text:p text:style-name="P11"/>
      <text:p text:style-name="P11"/>
      <text:p text:style-name="P11"><text:span text:style-name="T6">rluu_20130827: So it shows that this Greek word is translated as "love" 86 times and translated as "charity" 27 times. <text:s/></text:span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4T10:12:57</meta:creation-date>
    <dc:date>2013-08-28T05:32:27</dc:date>
    <dc:creator>Ryan </dc:creator>
    <meta:editing-duration>P0D</meta:editing-duration>
    <meta:editing-cycles>2</meta:editing-cycles>
    <meta:generator>LibreOffice/3.6$Linux_X86_64 LibreOffice_project/360m1$Build-304</meta:generator>
    <meta:document-statistic meta:table-count="1" meta:image-count="0" meta:object-count="0" meta:page-count="2" meta:paragraph-count="40" meta:word-count="360" meta:character-count="2135" meta:non-whitespace-character-count="1799"/>
  </office:meta>
</office:document-meta>
</file>